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Number" style:list-style-name="WWNum5"/>
    <style:style style:name="P2" style:family="paragraph" style:parent-style-name="Standard">
      <style:text-properties officeooo:paragraph-rsid="00187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txa: Què faries si...?</text:h>
      <text:h text:style-name="Heading_20_2" text:outline-level="2">Objectiu</text:h>
      <text:p text:style-name="Standard">Reflexionar sobre situacions relacionades amb l'ús excessiu de la tecnologia i practicar la presa de decisions responsables.</text:p>
      <text:h text:style-name="Heading_20_2" text:outline-level="2">Instruccions</text:h>
      <text:p text:style-name="Standard">Llegiu cada situació en grup o parella. Debatiu les opcions possibles i escriviu què faríeu vosaltres i per què.</text:p>
      <text:h text:style-name="Heading_20_2" text:outline-level="2">Situacions per reflexionar</text:h>
      <text:p text:style-name="Standard"/>
      <text:list xml:id="list20584962" text:style-name="WWNum5">
        <text:list-item>
          <text:p text:style-name="P1">Què faries si un amic teu juga tantes hores al videojoc que ha deixat de fer els deures i d’eixir al carrer?</text:p>
        </text:list-item>
      </text:list>
      <text:p text:style-name="P2"><text:s/>______________________________________________________________________________</text:p>
      <text:list xml:id="list850629909636" text:continue-numbering="true" text:style-name="WWNum5">
        <text:list-item>
          <text:p text:style-name="P1">Què faries si una amiga se sent malament perquè ningú li dona “likes” a les seues publicacions?</text:p>
        </text:list-item>
      </text:list>
      <text:p text:style-name="Standard"><text:s/>_____________________________________________________________________________</text:p>
      <text:list xml:id="list850229832842" text:continue-numbering="true" text:style-name="WWNum5">
        <text:list-item>
          <text:p text:style-name="P1">Què faries si estàs sopant amb la família però no pots deixar de mirar el mòbil?</text:p>
        </text:list-item>
      </text:list>
      <text:p text:style-name="P2"><text:s/>_____________________________________________________________________________</text:p>
      <text:list xml:id="list848745613247" text:continue-numbering="true" text:style-name="WWNum5">
        <text:list-item>
          <text:p text:style-name="P1">Què faries si un company amaga quantes hores passa jugant a la consola?</text:p>
        </text:list-item>
      </text:list>
      <text:p text:style-name="P2"><text:s/>_____________________________________________________________________________</text:p>
      <text:list xml:id="list849355714859" text:continue-numbering="true" text:style-name="WWNum5">
        <text:list-item>
          <text:p text:style-name="P1">Què faries si no pots dormir bé perquè et quedes mirant vídeos fins tard cada nit?</text:p>
        </text:list-item>
      </text:list>
      <text:p text:style-name="P2"><text:s/>_____________________________________________________________________________</text:p>
      <text:h text:style-name="Heading_20_2" text:outline-level="2"/>
      <text:h text:style-name="Heading_20_2" text:outline-level="2">Activitat final</text:h>
      <text:p text:style-name="Standard"/>
      <text:p text:style-name="Standard">Trieu una de les situacions i representeu-la amb una mini-escena teatral o una vinyeta còmica per compartir amb la resta de la clas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03T00:06:29.426057994</dc:date>
    <meta:editing-duration>PT1M56S</meta:editing-duration>
    <meta:generator>LibreOffice/7.4.7.2$Linux_X86_64 LibreOffice_project/40$Build-2</meta:generator>
    <meta:document-statistic meta:table-count="0" meta:image-count="0" meta:object-count="0" meta:page-count="1" meta:paragraph-count="18" meta:word-count="164" meta:character-count="1292" meta:non-whitespace-character-count="1146"/>
    <meta:user-defined meta:name="AppVersion">14.0000</meta:user-defined>
    <meta:template xlink:type="simple" xlink:actuate="onRequest" xlink:title="Normal.dotm" xlink:href=""/>
  </office:meta>
</office:document-meta>
</file>